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2000000FD000000BBB5A45584.eps" manifest:media-type=""/>
  <manifest:file-entry manifest:full-path="Pictures/200000010000016400000129B6113C1E.svm" manifest:media-type=""/>
  <manifest:file-entry manifest:full-path="Pictures/200000D800004F1D00003B56A70F5411.wmf" manifest:media-type=""/>
  <manifest:file-entry manifest:full-path="Pictures/2000000100000259000000D4DE5EB20D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9cm" svg:height="4.118cm" svg:x="1.077cm" svg:y="0.643cm">
          <draw:image xlink:href="Pictures/20000002000000FD000000BBB5A45584.eps" xlink:type="simple" xlink:show="embed" xlink:actuate="onLoad">
            <text:p/>
          </draw:image>
        </draw:frame>
        <draw:frame draw:style-name="gr1" draw:text-style-name="P1" draw:layer="layout" svg:width="5.984cm" svg:height="4.52cm" svg:x="5.982cm" svg:y="0.28cm">
          <draw:image xlink:href="Pictures/200000D800004F1D00003B56A70F5411.wmf" xlink:type="simple" xlink:show="embed" xlink:actuate="onLoad">
            <text:p/>
          </draw:image>
        </draw:frame>
        <draw:line draw:style-name="gr2" draw:text-style-name="P1" draw:layer="layout" svg:x1="4.265cm" svg:y1="1.112cm" svg:x2="4.265cm" svg:y2="1.914cm">
          <text:p/>
        </draw:line>
        <draw:line draw:style-name="gr2" draw:text-style-name="P1" draw:layer="layout" svg:x1="1.786cm" svg:y1="2.664cm" svg:x2="2.49cm" svg:y2="2.664cm">
          <text:p/>
        </draw:line>
        <draw:frame draw:style-name="gr3" draw:text-style-name="P2" draw:layer="layout" svg:width="0.748cm" svg:height="0.725cm" svg:x="3.889cm" svg:y="2.236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3.942cm" svg:y="3.151cm">
          <draw:text-box>
            <text:p><text:span text:style-name="T1">-</text:span></text:p>
          </draw:text-box>
        </draw:frame>
        <draw:frame draw:style-name="gr3" draw:text-style-name="P2" draw:layer="layout" svg:width="0.748cm" svg:height="0.725cm" svg:x="2.584cm" svg:y="2.87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3.091cm" svg:y="3.567cm">
          <draw:text-box>
            <text:p><text:span text:style-name="T1">-</text:span></text:p>
          </draw:text-box>
        </draw:frame>
        <draw:frame draw:style-name="gr3" draw:text-style-name="P3" draw:layer="layout" svg:width="0.937cm" svg:height="0.911cm" svg:x="11.644cm" svg:y="1.506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3" draw:text-style-name="P3" draw:layer="layout" svg:width="1.2cm" svg:height="0.911cm" svg:x="0.379cm" svg:y="1.506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709cm" svg:height="0.258cm" svg:x="3.909cm" svg:y="2.944cm">
          <draw:image xlink:href="Pictures/2000000100000250000000D8755B6AAD.svm" xlink:type="simple" xlink:show="embed" xlink:actuate="onLoad">
            <text:p/>
          </draw:image>
        </draw:frame>
        <draw:frame draw:style-name="gr5" draw:text-style-name="P1" draw:layer="layout" svg:width="0.739cm" svg:height="0.365cm" svg:x="5.423cm" svg:y="2.946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385cm" svg:height="0.355cm" svg:x="4.39cm" svg:y="1.137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49cm" svg:x="1.858cm" svg:y="2.104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745cm" svg:height="0.36cm" svg:x="0.298cm" svg:y="3.346cm">
          <draw:image xlink:href="Pictures/200000010000026E0000012D2B1C45BB.svm" xlink:type="simple" xlink:show="embed" xlink:actuate="onLoad">
            <text:p/>
          </draw:image>
        </draw:frame>
        <draw:frame draw:style-name="gr9" draw:text-style-name="P1" draw:layer="layout" svg:width="0.72cm" svg:height="0.253cm" svg:x="2.775cm" svg:y="3.497cm">
          <draw:image xlink:href="Pictures/2000000100000259000000D4DE5EB20D.svm" xlink:type="simple" xlink:show="embed" xlink:actuate="onLoad">
            <text:p/>
          </draw:image>
        </draw:frame>
        <draw:frame draw:style-name="gr6" draw:text-style-name="P1" draw:layer="layout" svg:width="0.385cm" svg:height="0.355cm" svg:x="6.243cm" svg:y="0.665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426cm" svg:height="0.355cm" svg:x="11.495cm" svg:y="0.948cm">
          <draw:image xlink:href="Pictures/200000010000016400000129B6113C1E.svm" xlink:type="simple" xlink:show="embed" xlink:actuate="onLoad">
            <text:p/>
          </draw:image>
        </draw:frame>
        <draw:frame draw:style-name="gr4" draw:text-style-name="P1" draw:layer="layout" svg:width="0.709cm" svg:height="0.258cm" svg:x="11.523cm" svg:y="4.096cm">
          <draw:image xlink:href="Pictures/2000000100000250000000D8755B6AA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7:16:27</dc:date>
    <dc:creator>kkk </dc:creator>
    <meta:editing-duration>PT13M52S</meta:editing-duration>
    <meta:editing-cycles>1</meta:editing-cycles>
    <meta:document-statistic meta:object-count="19"/>
    <meta:generator>LibreOffice/3.3$Linux LibreOffice_project/330m19$Build-401</meta:generator>
  </office:meta>
</office:document-meta>
</file>